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.svn/text-base/"/>
  <manifest:file-entry manifest:media-type="" manifest:full-path="Configurations2/statusbar/.svn/format"/>
  <manifest:file-entry manifest:media-type="" manifest:full-path="Configurations2/statusbar/.svn/all-wcprops"/>
  <manifest:file-entry manifest:media-type="" manifest:full-path="Configurations2/statusbar/.svn/prop-base/"/>
  <manifest:file-entry manifest:media-type="" manifest:full-path="Configurations2/statusbar/.svn/props/"/>
  <manifest:file-entry manifest:media-type="" manifest:full-path="Configurations2/statusbar/.svn/tmp/text-base/"/>
  <manifest:file-entry manifest:media-type="" manifest:full-path="Configurations2/statusbar/.svn/tmp/prop-base/"/>
  <manifest:file-entry manifest:media-type="" manifest:full-path="Configurations2/statusbar/.svn/tmp/props/"/>
  <manifest:file-entry manifest:media-type="" manifest:full-path="Configurations2/statusbar/.svn/tmp/"/>
  <manifest:file-entry manifest:media-type="" manifest:full-path="Configurations2/statusbar/.svn/entries"/>
  <manifest:file-entry manifest:media-type="" manifest:full-path="Configurations2/statusbar/.svn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.svn/text-base/current.xml.svn-base"/>
  <manifest:file-entry manifest:media-type="" manifest:full-path="Configurations2/accelerator/.svn/text-base/"/>
  <manifest:file-entry manifest:media-type="" manifest:full-path="Configurations2/accelerator/.svn/format"/>
  <manifest:file-entry manifest:media-type="" manifest:full-path="Configurations2/accelerator/.svn/all-wcprops"/>
  <manifest:file-entry manifest:media-type="" manifest:full-path="Configurations2/accelerator/.svn/prop-base/"/>
  <manifest:file-entry manifest:media-type="" manifest:full-path="Configurations2/accelerator/.svn/props/"/>
  <manifest:file-entry manifest:media-type="" manifest:full-path="Configurations2/accelerator/.svn/tmp/text-base/"/>
  <manifest:file-entry manifest:media-type="" manifest:full-path="Configurations2/accelerator/.svn/tmp/prop-base/"/>
  <manifest:file-entry manifest:media-type="" manifest:full-path="Configurations2/accelerator/.svn/tmp/props/"/>
  <manifest:file-entry manifest:media-type="" manifest:full-path="Configurations2/accelerator/.svn/tmp/"/>
  <manifest:file-entry manifest:media-type="" manifest:full-path="Configurations2/accelerator/.svn/entries"/>
  <manifest:file-entry manifest:media-type="" manifest:full-path="Configurations2/accelerator/.svn/"/>
  <manifest:file-entry manifest:media-type="" manifest:full-path="Configurations2/accelerator/"/>
  <manifest:file-entry manifest:media-type="" manifest:full-path="Configurations2/floater/.svn/text-base/"/>
  <manifest:file-entry manifest:media-type="" manifest:full-path="Configurations2/floater/.svn/format"/>
  <manifest:file-entry manifest:media-type="" manifest:full-path="Configurations2/floater/.svn/all-wcprops"/>
  <manifest:file-entry manifest:media-type="" manifest:full-path="Configurations2/floater/.svn/prop-base/"/>
  <manifest:file-entry manifest:media-type="" manifest:full-path="Configurations2/floater/.svn/props/"/>
  <manifest:file-entry manifest:media-type="" manifest:full-path="Configurations2/floater/.svn/tmp/text-base/"/>
  <manifest:file-entry manifest:media-type="" manifest:full-path="Configurations2/floater/.svn/tmp/prop-base/"/>
  <manifest:file-entry manifest:media-type="" manifest:full-path="Configurations2/floater/.svn/tmp/props/"/>
  <manifest:file-entry manifest:media-type="" manifest:full-path="Configurations2/floater/.svn/tmp/"/>
  <manifest:file-entry manifest:media-type="" manifest:full-path="Configurations2/floater/.svn/entries"/>
  <manifest:file-entry manifest:media-type="" manifest:full-path="Configurations2/floater/.svn/"/>
  <manifest:file-entry manifest:media-type="" manifest:full-path="Configurations2/floater/"/>
  <manifest:file-entry manifest:media-type="" manifest:full-path="Configurations2/popupmenu/.svn/text-base/"/>
  <manifest:file-entry manifest:media-type="" manifest:full-path="Configurations2/popupmenu/.svn/format"/>
  <manifest:file-entry manifest:media-type="" manifest:full-path="Configurations2/popupmenu/.svn/all-wcprops"/>
  <manifest:file-entry manifest:media-type="" manifest:full-path="Configurations2/popupmenu/.svn/prop-base/"/>
  <manifest:file-entry manifest:media-type="" manifest:full-path="Configurations2/popupmenu/.svn/props/"/>
  <manifest:file-entry manifest:media-type="" manifest:full-path="Configurations2/popupmenu/.svn/tmp/text-base/"/>
  <manifest:file-entry manifest:media-type="" manifest:full-path="Configurations2/popupmenu/.svn/tmp/prop-base/"/>
  <manifest:file-entry manifest:media-type="" manifest:full-path="Configurations2/popupmenu/.svn/tmp/props/"/>
  <manifest:file-entry manifest:media-type="" manifest:full-path="Configurations2/popupmenu/.svn/tmp/"/>
  <manifest:file-entry manifest:media-type="" manifest:full-path="Configurations2/popupmenu/.svn/entries"/>
  <manifest:file-entry manifest:media-type="" manifest:full-path="Configurations2/popupmenu/.svn/"/>
  <manifest:file-entry manifest:media-type="" manifest:full-path="Configurations2/popupmenu/"/>
  <manifest:file-entry manifest:media-type="" manifest:full-path="Configurations2/progressbar/.svn/text-base/"/>
  <manifest:file-entry manifest:media-type="" manifest:full-path="Configurations2/progressbar/.svn/format"/>
  <manifest:file-entry manifest:media-type="" manifest:full-path="Configurations2/progressbar/.svn/all-wcprops"/>
  <manifest:file-entry manifest:media-type="" manifest:full-path="Configurations2/progressbar/.svn/prop-base/"/>
  <manifest:file-entry manifest:media-type="" manifest:full-path="Configurations2/progressbar/.svn/props/"/>
  <manifest:file-entry manifest:media-type="" manifest:full-path="Configurations2/progressbar/.svn/tmp/text-base/"/>
  <manifest:file-entry manifest:media-type="" manifest:full-path="Configurations2/progressbar/.svn/tmp/prop-base/"/>
  <manifest:file-entry manifest:media-type="" manifest:full-path="Configurations2/progressbar/.svn/tmp/props/"/>
  <manifest:file-entry manifest:media-type="" manifest:full-path="Configurations2/progressbar/.svn/tmp/"/>
  <manifest:file-entry manifest:media-type="" manifest:full-path="Configurations2/progressbar/.svn/entries"/>
  <manifest:file-entry manifest:media-type="" manifest:full-path="Configurations2/progressbar/.svn/"/>
  <manifest:file-entry manifest:media-type="" manifest:full-path="Configurations2/progressbar/"/>
  <manifest:file-entry manifest:media-type="" manifest:full-path="Configurations2/.svn/text-base/"/>
  <manifest:file-entry manifest:media-type="" manifest:full-path="Configurations2/.svn/format"/>
  <manifest:file-entry manifest:media-type="" manifest:full-path="Configurations2/.svn/all-wcprops"/>
  <manifest:file-entry manifest:media-type="" manifest:full-path="Configurations2/.svn/prop-base/"/>
  <manifest:file-entry manifest:media-type="" manifest:full-path="Configurations2/.svn/props/"/>
  <manifest:file-entry manifest:media-type="" manifest:full-path="Configurations2/.svn/tmp/text-base/"/>
  <manifest:file-entry manifest:media-type="" manifest:full-path="Configurations2/.svn/tmp/prop-base/"/>
  <manifest:file-entry manifest:media-type="" manifest:full-path="Configurations2/.svn/tmp/props/"/>
  <manifest:file-entry manifest:media-type="" manifest:full-path="Configurations2/.svn/tmp/"/>
  <manifest:file-entry manifest:media-type="" manifest:full-path="Configurations2/.svn/entries"/>
  <manifest:file-entry manifest:media-type="" manifest:full-path="Configurations2/.svn/"/>
  <manifest:file-entry manifest:media-type="" manifest:full-path="Configurations2/menubar/.svn/text-base/"/>
  <manifest:file-entry manifest:media-type="" manifest:full-path="Configurations2/menubar/.svn/format"/>
  <manifest:file-entry manifest:media-type="" manifest:full-path="Configurations2/menubar/.svn/all-wcprops"/>
  <manifest:file-entry manifest:media-type="" manifest:full-path="Configurations2/menubar/.svn/prop-base/"/>
  <manifest:file-entry manifest:media-type="" manifest:full-path="Configurations2/menubar/.svn/props/"/>
  <manifest:file-entry manifest:media-type="" manifest:full-path="Configurations2/menubar/.svn/tmp/text-base/"/>
  <manifest:file-entry manifest:media-type="" manifest:full-path="Configurations2/menubar/.svn/tmp/prop-base/"/>
  <manifest:file-entry manifest:media-type="" manifest:full-path="Configurations2/menubar/.svn/tmp/props/"/>
  <manifest:file-entry manifest:media-type="" manifest:full-path="Configurations2/menubar/.svn/tmp/"/>
  <manifest:file-entry manifest:media-type="" manifest:full-path="Configurations2/menubar/.svn/entries"/>
  <manifest:file-entry manifest:media-type="" manifest:full-path="Configurations2/menubar/.svn/"/>
  <manifest:file-entry manifest:media-type="" manifest:full-path="Configurations2/menubar/"/>
  <manifest:file-entry manifest:media-type="" manifest:full-path="Configurations2/toolbar/.svn/text-base/"/>
  <manifest:file-entry manifest:media-type="" manifest:full-path="Configurations2/toolbar/.svn/format"/>
  <manifest:file-entry manifest:media-type="" manifest:full-path="Configurations2/toolbar/.svn/all-wcprops"/>
  <manifest:file-entry manifest:media-type="" manifest:full-path="Configurations2/toolbar/.svn/prop-base/"/>
  <manifest:file-entry manifest:media-type="" manifest:full-path="Configurations2/toolbar/.svn/props/"/>
  <manifest:file-entry manifest:media-type="" manifest:full-path="Configurations2/toolbar/.svn/tmp/text-base/"/>
  <manifest:file-entry manifest:media-type="" manifest:full-path="Configurations2/toolbar/.svn/tmp/prop-base/"/>
  <manifest:file-entry manifest:media-type="" manifest:full-path="Configurations2/toolbar/.svn/tmp/props/"/>
  <manifest:file-entry manifest:media-type="" manifest:full-path="Configurations2/toolbar/.svn/tmp/"/>
  <manifest:file-entry manifest:media-type="" manifest:full-path="Configurations2/toolbar/.svn/entries"/>
  <manifest:file-entry manifest:media-type="" manifest:full-path="Configurations2/toolbar/.svn/"/>
  <manifest:file-entry manifest:media-type="" manifest:full-path="Configurations2/toolbar/"/>
  <manifest:file-entry manifest:media-type="" manifest:full-path="Configurations2/images/.svn/text-base/"/>
  <manifest:file-entry manifest:media-type="" manifest:full-path="Configurations2/images/.svn/format"/>
  <manifest:file-entry manifest:media-type="" manifest:full-path="Configurations2/images/.svn/all-wcprops"/>
  <manifest:file-entry manifest:media-type="" manifest:full-path="Configurations2/images/.svn/prop-base/"/>
  <manifest:file-entry manifest:media-type="" manifest:full-path="Configurations2/images/.svn/props/"/>
  <manifest:file-entry manifest:media-type="" manifest:full-path="Configurations2/images/.svn/tmp/text-base/"/>
  <manifest:file-entry manifest:media-type="" manifest:full-path="Configurations2/images/.svn/tmp/prop-base/"/>
  <manifest:file-entry manifest:media-type="" manifest:full-path="Configurations2/images/.svn/tmp/props/"/>
  <manifest:file-entry manifest:media-type="" manifest:full-path="Configurations2/images/.svn/tmp/"/>
  <manifest:file-entry manifest:media-type="" manifest:full-path="Configurations2/images/.svn/entries"/>
  <manifest:file-entry manifest:media-type="" manifest:full-path="Configurations2/images/.svn/"/>
  <manifest:file-entry manifest:media-type="" manifest:full-path="Configurations2/images/Bitmaps/.svn/text-base/"/>
  <manifest:file-entry manifest:media-type="" manifest:full-path="Configurations2/images/Bitmaps/.svn/format"/>
  <manifest:file-entry manifest:media-type="" manifest:full-path="Configurations2/images/Bitmaps/.svn/all-wcprops"/>
  <manifest:file-entry manifest:media-type="" manifest:full-path="Configurations2/images/Bitmaps/.svn/prop-base/"/>
  <manifest:file-entry manifest:media-type="" manifest:full-path="Configurations2/images/Bitmaps/.svn/props/"/>
  <manifest:file-entry manifest:media-type="" manifest:full-path="Configurations2/images/Bitmaps/.svn/tmp/text-base/"/>
  <manifest:file-entry manifest:media-type="" manifest:full-path="Configurations2/images/Bitmaps/.svn/tmp/prop-base/"/>
  <manifest:file-entry manifest:media-type="" manifest:full-path="Configurations2/images/Bitmaps/.svn/tmp/props/"/>
  <manifest:file-entry manifest:media-type="" manifest:full-path="Configurations2/images/Bitmaps/.svn/tmp/"/>
  <manifest:file-entry manifest:media-type="" manifest:full-path="Configurations2/images/Bitmaps/.svn/entries"/>
  <manifest:file-entry manifest:media-type="" manifest:full-path="Configurations2/images/Bitmaps/.svn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300000055A9EDC16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ingbats" svg:font-family="Dingbats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Andale Mono" svg:font-family="'Andale Mono'" style:font-pitch="fixed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" fo:font-size="8pt" fo:font-style="italic" style:font-size-asian="8pt" style:font-style-asian="italic"/>
    </style:style>
    <style:style style:name="P2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P4" style:family="paragraph" style:parent-style-name="Footer">
      <style:paragraph-properties style:snap-to-layout-grid="false"/>
      <style:text-properties style:font-name="Arial" fo:font-size="9pt" style:font-size-asian="9pt"/>
    </style:style>
    <style:style style:name="P5" style:family="paragraph" style:parent-style-name="Foot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/>
    </style:style>
    <style:style style:name="P6" style:family="paragraph" style:parent-style-name="Footer">
      <style:paragraph-properties fo:text-align="justify" style:justify-single-word="false"/>
      <style:text-properties style:font-name="Arial" fo:font-size="8pt" fo:language="zxx" fo:country="none" style:font-size-asian="8pt" style:language-asian="zxx" style:country-asian="none"/>
    </style:style>
    <style:style style:name="P7" style:family="paragraph" style:parent-style-name="Footer">
      <style:paragraph-properties fo:text-align="center" style:justify-single-word="false"/>
      <style:text-properties style:font-name="Arial" fo:font-size="7pt" style:font-size-asian="7pt"/>
    </style:style>
    <style:style style:name="P8" style:family="paragraph" style:parent-style-name="Footer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/>
    </style:style>
    <style:style style:name="P11" style:family="paragraph" style:parent-style-name="Standard">
      <style:text-properties style:font-name="Arial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14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11.003cm"/>
          <style:tab-stop style:position="18.254cm" style:leader-style="solid" style:leader-text="_"/>
        </style:tab-stops>
      </style:paragraph-properties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11.003cm"/>
          <style:tab-stop style:position="18.254cm" style:leader-style="solid" style:leader-text="_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11.003cm"/>
          <style:tab-stop style:position="18.254cm" style:leader-style="solid" style:leader-text="_"/>
        </style:tab-stops>
      </style:paragraph-properties>
      <style:text-properties style:font-name="Arial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11.003cm"/>
          <style:tab-stop style:position="18.254cm" style:leader-style="solid" style:leader-text="_"/>
        </style:tab-stops>
      </style:paragraph-properties>
      <style:text-properties style:font-name="Andale Mono"/>
    </style:style>
    <style:style style:name="P20" style:family="paragraph" style:parent-style-name="Standard" style:master-page-name="">
      <style:paragraph-properties fo:margin-left="0cm" fo:margin-right="0cm" fo:text-indent="0cm" style:auto-text-indent="false" style:page-number="auto" fo:break-before="page" fo:keep-with-next="always">
        <style:tab-stops>
          <style:tab-stop style:position="11.003cm"/>
          <style:tab-stop style:position="18.254cm" style:leader-style="solid" style:leader-text="_"/>
        </style:tab-stops>
      </style:paragraph-properties>
      <style:text-properties style:font-name="Arial" fo:font-weight="bold" style:font-weight-asian="bold" style:font-weight-complex="bold"/>
    </style:style>
    <style:style style:name="P21" style:family="paragraph" style:parent-style-name="Standard" style:master-page-name="">
      <style:paragraph-properties fo:margin-left="0cm" fo:margin-right="0cm" fo:text-indent="0cm" style:auto-text-indent="false" style:page-number="auto" fo:keep-with-next="always">
        <style:tab-stops>
          <style:tab-stop style:position="11.003cm"/>
          <style:tab-stop style:position="18.254cm" style:leader-style="solid" style:leader-text="_"/>
        </style:tab-stops>
      </style:paragraph-properties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margin-left="0cm" fo:margin-right="0cm" fo:text-indent="0cm" style:auto-text-indent="false" fo:keep-with-next="always">
        <style:tab-stops>
          <style:tab-stop style:position="11.003cm"/>
          <style:tab-stop style:position="18.254cm" style:leader-style="solid" style:leader-text="_"/>
        </style:tab-stops>
      </style:paragraph-properties>
      <style:text-properties style:font-name="Arial" fo:font-size="9pt" fo:font-style="italic" style:font-size-asian="9pt" style:font-style-asian="italic" style:font-size-complex="9pt" style:font-style-complex="italic"/>
    </style:style>
    <style:style style:name="P23" style:family="paragraph" style:parent-style-name="Standard">
      <style:paragraph-properties fo:margin-left="5.001cm" fo:margin-right="0cm" fo:text-indent="0cm" style:auto-text-indent="false">
        <style:tab-stops>
          <style:tab-stop style:position="7.999cm"/>
          <style:tab-stop style:position="9.999cm"/>
        </style:tab-stops>
      </style:paragraph-properties>
      <style:text-properties style:font-name="Arial" fo:font-weight="bold" style:font-weight-asian="bold" style:font-name-complex="Arial"/>
    </style:style>
    <style:style style:name="P24" style:family="paragraph" style:parent-style-name="Standard" style:master-page-name="">
      <style:paragraph-properties fo:margin-left="5.001cm" fo:margin-right="0cm" fo:text-indent="0cm" style:auto-text-indent="false" style:page-number="auto">
        <style:tab-stops>
          <style:tab-stop style:position="7.999cm"/>
          <style:tab-stop style:position="9.999cm"/>
        </style:tab-stops>
      </style:paragraph-properties>
      <style:text-properties style:font-name="Arial" fo:font-weight="bold" style:font-weight-asian="bold" style:font-name-complex="Arial"/>
    </style:style>
    <style:style style:name="P25" style:family="paragraph" style:parent-style-name="Standard" style:master-page-name="">
      <style:paragraph-properties fo:margin-left="0.7cm" fo:margin-right="0cm" fo:text-indent="-0.7cm" style:auto-text-indent="false" style:page-number="auto" fo:keep-with-next="always">
        <style:tab-stops>
          <style:tab-stop style:position="0.7cm"/>
          <style:tab-stop style:position="1cm"/>
        </style:tab-stops>
      </style:paragraph-properties>
      <style:text-properties style:font-name="Arial"/>
    </style:style>
    <style:style style:name="P26" style:family="paragraph" style:parent-style-name="Standard">
      <style:paragraph-properties fo:margin-left="0.7cm" fo:margin-right="0cm" fo:text-indent="-0.7cm" style:auto-text-indent="false">
        <style:tab-stops>
          <style:tab-stop style:position="0.7cm"/>
          <style:tab-stop style:position="1cm"/>
        </style:tab-stops>
      </style:paragraph-properties>
      <style:text-properties style:font-name="Arial"/>
    </style:style>
    <style:style style:name="P27" style:family="paragraph" style:parent-style-name="Standard">
      <style:paragraph-properties fo:margin-left="0cm" fo:margin-right="0cm" fo:text-indent="0cm" style:auto-text-indent="false" fo:keep-with-next="always">
        <style:tab-stops>
          <style:tab-stop style:position="11.003cm"/>
          <style:tab-stop style:position="18.254cm" style:leader-style="solid" style:leader-text="_"/>
        </style:tab-stops>
      </style:paragraph-properties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8" style:family="paragraph" style:parent-style-name="Standard" style:master-page-name="">
      <style:paragraph-properties fo:margin-left="0cm" fo:margin-right="0cm" fo:text-indent="0cm" style:auto-text-indent="false" style:page-number="auto" fo:keep-with-next="always">
        <style:tab-stops>
          <style:tab-stop style:position="11.003cm"/>
          <style:tab-stop style:position="18.254cm" style:leader-style="solid" style:leader-text="_"/>
        </style:tab-stops>
      </style:paragraph-properties>
      <style:text-properties style:font-name="Arial" fo:font-weight="bold" style:font-weight-asian="bold" style:font-weight-complex="bold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11.003cm"/>
          <style:tab-stop style:position="18.254cm" style:leader-style="solid" style:leader-text="_"/>
        </style:tab-stops>
      </style:paragraph-properties>
      <style:text-properties style:font-name="Arial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1.003cm"/>
          <style:tab-stop style:position="18.254cm" style:leader-style="solid" style:leader-text="_"/>
        </style:tab-stops>
      </style:paragraph-properties>
      <style:text-properties style:font-name="Andale Mono"/>
    </style:style>
    <style:style style:name="P31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1.003cm"/>
          <style:tab-stop style:position="18.254cm" style:leader-style="solid" style:leader-text="_"/>
        </style:tab-stops>
      </style:paragraph-properties>
      <style:text-properties style:font-name="Arial"/>
    </style:style>
    <style:style style:name="P32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Arial" style:font-name-complex="Arial"/>
    </style:style>
    <style:style style:name="P33" style:family="paragraph" style:parent-style-name="Standard">
      <style:paragraph-properties fo:break-before="page" style:snap-to-layout-grid="false"/>
      <style:text-properties style:font-name="Arial" fo:font-weight="bold" style:font-weight-asian="bold" style:font-name-complex="Arial"/>
    </style:style>
    <style:style style:name="P34" style:family="paragraph" style:parent-style-name="Standard">
      <style:paragraph-properties fo:keep-with-next="always" style:snap-to-layout-grid="false"/>
      <style:text-properties style:font-name="Arial" fo:font-weight="bold" style:font-weight-asian="bold" style:font-name-complex="Arial"/>
    </style:style>
    <style:style style:name="P35" style:family="paragraph" style:parent-style-name="Standard">
      <style:paragraph-properties fo:keep-with-next="always" style:snap-to-layout-grid="false">
        <style:tab-stops>
          <style:tab-stop style:position="0.7cm"/>
        </style:tab-stops>
      </style:paragraph-properties>
      <style:text-properties style:font-name="Arial"/>
    </style:style>
    <style:style style:name="P36" style:family="paragraph" style:parent-style-name="Standard" style:master-page-name="">
      <style:paragraph-properties style:page-number="auto" fo:keep-with-next="always" style:snap-to-layout-grid="false">
        <style:tab-stops>
          <style:tab-stop style:position="0.7cm"/>
        </style:tab-stops>
      </style:paragraph-properties>
      <style:text-properties style:font-name="Arial"/>
    </style:style>
    <style:style style:name="P37" style:family="paragraph" style:parent-style-name="Standard" style:master-page-name="">
      <style:paragraph-properties style:page-number="auto" fo:keep-with-next="always" style:snap-to-layout-grid="false"/>
      <style:text-properties fo:color="#ff0000" style:font-name="Arial" fo:font-weight="bold" style:font-weight-asian="bold" style:font-name-complex="Arial"/>
    </style:style>
    <style:style style:name="P38" style:family="paragraph" style:parent-style-name="Heading_20_2">
      <style:paragraph-properties fo:break-before="page"/>
      <style:text-properties fo:font-size="12pt" style:font-size-asian="12pt" style:font-size-complex="12pt"/>
    </style:style>
    <style:style style:name="P39" style:family="paragraph" style:parent-style-name="Header" style:master-page-name="Standard">
      <style:paragraph-properties style:page-number="auto">
        <style:tab-stops/>
      </style:paragraph-properties>
      <style:text-properties style:font-name="Arial" style:font-name-complex="Arial"/>
    </style:style>
    <style:style style:name="P40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9pt" fo:font-weight="bold" style:font-size-asian="9pt" style:font-weight-asian="bold"/>
    </style:style>
    <style:style style:name="T2" style:family="text">
      <style:text-properties style:font-name="Arial" fo:font-size="9pt" style:font-size-asian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6pt" style:font-name-asian="Dingbats" style:font-size-asian="6pt" style:font-name-complex="Dingbats" style:font-size-complex="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0000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5">PIANO DI LAVORO</text:p>
      <text:p text:style-name="P14"/>
      <text:p text:style-name="P12">ANNO SCOLASTICO {year}</text:p>
      <text:p text:style-name="P12"/>
      <text:p text:style-name="P24">Docente:<text:tab/>{teacher}</text:p>
      <text:p text:style-name="P23">Materia:<text:tab/>{subject}</text:p>
      <text:p text:style-name="P23">Classe:<text:tab/>{schoolclass}</text:p>
      <text:p text:style-name="P23"/>
      <text:p text:style-name="P16"/>
      <text:p text:style-name="P19"/>
      <text:p text:style-name="P20">[!-- BEGIN infos --]</text:p>
      <text:p text:style-name="P17">{infoTitle}</text:p>
      <text:p text:style-name="P22">{infoDescription}</text:p>
      <text:p text:style-name="P18">{infoContent}</text:p>
      <text:p text:style-name="P18">[!-- END infos --]</text:p>
      <text:p text:style-name="P19"/>
      <text:p text:style-name="P19"><text:span text:style-name="schoolmeshem"/></text:p>
      <text:h text:style-name="P38" text:outline-level="2">Moduli didattici</text:h>
      <text:p text:style-name="P18">[!-- BEGIN modules --]</text:p>
      <text:p text:style-name="P28">{moduleNumber}. {moduleTitle}</text:p>
      <text:p text:style-name="P27">{modulePeriod}</text:p>
      <text:p text:style-name="P18">[!-- BEGIN group --]</text:p>
      <text:p text:style-name="P21"><text:span text:style-name="T4">{groupTitle}</text:span>[!-- BEGIN item --]</text:p>
      <text:p text:style-name="P25"><text:span text:style-name="T6"><text:tab/></text:span>{itemContent}[!-- END item --]</text:p>
      <text:p text:style-name="P26"/>
      <text:p text:style-name="P18">[!-- END group --]</text:p>
      <text:p text:style-name="P18"/>
      <text:p text:style-name="P31">[!-- END modules --]</text:p>
      <text:p text:style-name="P18"/>
      <text:p text:style-name="P18"/>
      <text:p text:style-name="P33">[!-- BEGIN toolgroups --]</text:p>
      <text:p text:style-name="P37">{toolgroupTitle}</text:p>
      <text:p text:style-name="P34">[!-- BEGIN tool --]</text:p>
      <text:p text:style-name="P36"><text:span text:style-name="T6"><text:tab/></text:span>{toolContent}[!-- END tool --]</text:p>
      <text:p text:style-name="P35"/>
      <text:p text:style-name="P32">[!-- END toolgroups --]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ingbats" svg:font-family="Dingbats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Andale Mono" svg:font-family="'Andale Mono'" style:font-pitch="fixed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ahoma" fo:font-size="11pt" fo:language="it" fo:country="IT" style:font-name-asian="Times New Roman" style:font-size-asian="11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Arial" fo:font-size="10pt" style:font-size-asian="10pt"/>
    </style:style>
    <style:style style:name="List" style:family="paragraph" style:parent-style-name="Standard" style:class="list">
      <style:paragraph-properties fo:margin-left="0cm" fo:margin-right="0cm" fo:text-indent="0cm" style:auto-text-indent="fals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423cm" fo:margin-bottom="0.212cm" fo:text-align="justify" style:justify-single-word="false" fo:text-indent="0cm" style:auto-text-indent="false" fo:keep-with-next="always"/>
      <style:text-properties fo:text-transform="uppercase" style:font-name="Arial" fo:font-size="12pt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cm" fo:margin-right="0cm" fo:margin-top="0.423cm" fo:margin-bottom="0.212cm" fo:text-align="justify" style:justify-single-word="false" fo:text-indent="0cm" style:auto-text-indent="false" fo:keep-with-next="always"/>
      <style:text-properties style:font-name="Arial"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212cm" fo:text-indent="0cm" style:auto-text-indent="false" fo:keep-with-next="always"/>
      <style:text-properties style:font-name="Arial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justify" style:justify-single-word="false" fo:keep-with-next="always"/>
      <style:text-properties style:font-name="Arial" fo:font-size="10pt" fo:font-style="italic" style:font-size-asian="10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11.252cm" fo:margin-right="0cm" fo:text-align="center" style:justify-single-word="false" fo:text-indent="0cm" style:auto-text-indent="false" fo:keep-with-next="always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size="10pt" fo:font-weight="bold" style:font-size-asian="10pt" style:font-weight-asian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rpo_20_del_20_testo_20_2" style:display-name="Corpo del testo 2" style:family="paragraph" style:parent-style-name="Standard">
      <style:paragraph-properties fo:text-align="justify" style:justify-single-word="false"/>
    </style:style>
    <style:style style:name="corpo_20_testo" style:display-name="corpo testo" style:family="paragraph" style:parent-style-name="Standard">
      <style:paragraph-properties fo:margin-left="1.501cm" fo:margin-right="1.501cm" style:line-height-at-least="0.635cm" fo:text-align="justify" style:justify-single-word="false" fo:text-indent="0cm" style:auto-text-indent="false">
        <style:tab-stops>
          <style:tab-stop style:position="6.403cm"/>
        </style:tab-stops>
      </style:paragraph-properties>
      <style:text-properties style:font-name="Arial" fo:font-size="10pt" style:font-size-asian="10pt"/>
    </style:style>
    <style:style style:name="Testo_20_normale" style:display-name="Testo normale" style:family="paragraph" style:parent-style-name="Standard">
      <style:text-properties style:font-name="Courier New" fo:font-size="10pt" style:font-size-asian="10pt"/>
    </style:style>
    <style:style style:name="Testo_20_commento" style:display-name="Testo commento" style:family="paragraph" style:parent-style-name="Standard">
      <style:text-properties fo:font-size="10pt" style:font-size-asian="10pt"/>
    </style:style>
    <style:style style:name="Rientro_20_corpo_20_del_20_testo_20_2" style:display-name="Rientro corpo del testo 2" style:family="paragraph" style:parent-style-name="Standard">
      <style:paragraph-properties fo:margin-left="0.501cm" fo:margin-right="0cm" fo:margin-top="0cm" fo:margin-bottom="0.212cm" fo:text-align="justify" style:justify-single-word="false" fo:text-indent="0cm" style:auto-text-indent="false"/>
      <style:text-properties style:font-name="Arial" fo:font-size="10pt" style:font-size-asian="10pt"/>
    </style:style>
    <style:style style:name="Corpo_20_del_20_testo_20_3" style:display-name="Corpo del testo 3" style:family="paragraph" style:parent-style-name="Standard">
      <style:paragraph-properties fo:orphans="0" fo:widows="0"/>
      <style:text-properties fo:color="#000000" fo:language="zxx" fo:country="none" style:language-asian="zxx" style:country-asian="none"/>
    </style:style>
    <style:style style:name="Normalemio" style:family="paragraph" style:parent-style-name="Standard">
      <style:paragraph-properties fo:margin-top="0cm" fo:margin-bottom="0.212cm" fo:text-align="justify" style:justify-single-word="false" fo:orphans="0" fo:widows="0"/>
      <style:text-properties style:font-name="Arial" fo:font-size="10pt" fo:letter-spacing="-0.004cm" style:font-size-asian="10pt" style:font-weight-complex="bold"/>
    </style:style>
    <style:style style:name="citazione" style:family="paragraph" style:parent-style-name="Normalemio">
      <style:paragraph-properties fo:margin-top="0.212cm" fo:margin-bottom="0.212cm"/>
      <style:text-properties fo:font-style="italic" style:font-style-asian="italic"/>
    </style:style>
    <style:style style:name="ElencoMio" style:family="paragraph" style:parent-style-name="Standard">
      <style:paragraph-properties fo:margin-left="-1.406cm" fo:margin-right="0cm" fo:margin-top="0cm" fo:margin-bottom="0.212cm" fo:text-align="justify" style:justify-single-word="false" fo:text-indent="0cm" style:auto-text-indent="false">
        <style:tab-stops>
          <style:tab-stop style:position="-3.466cm"/>
        </style:tab-stops>
      </style:paragraph-properties>
      <style:text-properties style:font-name="Arial" fo:font-size="10pt" style:font-size-asian="10pt" style:font-name-complex="Arial"/>
    </style:style>
    <style:style style:name="Style_20_1" style:display-name="Style 1" style:family="paragraph" style:parent-style-name="Standard">
      <style:paragraph-properties fo:margin-left="0.127cm" fo:margin-right="0cm" style:line-height-at-least="0.55cm" fo:orphans="0" fo:widows="0" fo:text-indent="0cm" style:auto-text-indent="false"/>
      <style:text-properties fo:color="#000000" style:font-name="Times New Roman" fo:font-size="10pt" fo:language="zxx" fo:country="none" style:font-size-asian="10pt" style:language-asian="zxx" style:country-asian="none"/>
    </style:style>
    <style:style style:name="Title" style:family="paragraph" style:parent-style-name="Standard" style:next-style-name="Subtitle" style:class="chapter">
      <style:paragraph-properties fo:margin-left="0.508cm" fo:margin-right="-1.423cm" fo:line-height="1.947cm" fo:text-align="center" style:justify-single-word="false" fo:orphans="0" fo:widows="0" fo:text-indent="0cm" style:auto-text-indent="false">
        <style:tab-stops>
          <style:tab-stop style:position="2.413cm" style:leader-style="solid" style:leader-text="_"/>
        </style:tab-stops>
      </style:paragraph-properties>
      <style:text-properties fo:color="#000000" style:font-name="Arial" fo:font-size="14pt" fo:letter-spacing="-0.037cm" fo:font-weight="bold" style:font-size-asian="1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lencoMiocontinuazione" style:family="paragraph" style:parent-style-name="ElencoMio" style:list-style-name="">
      <style:paragraph-properties fo:margin-left="1.501cm" fo:margin-right="0cm" fo:text-indent="0cm" style:auto-text-indent="false"/>
    </style:style>
    <style:style style:name="ElencoRiferimentiEAllegati" style:family="paragraph" style:parent-style-name="Normalemio">
      <style:paragraph-properties fo:margin-left="-0.635cm" fo:margin-right="0cm" fo:text-indent="0cm" style:auto-text-indent="false">
        <style:tab-stops>
          <style:tab-stop style:position="-1.154cm"/>
        </style:tab-stops>
      </style:paragraph-properties>
    </style:style>
    <style:style style:name="Mio_20_Stile" style:display-name="Mio Stile" style:family="paragraph" style:parent-style-name="Standard">
      <style:text-properties style:font-name="Comic Sans MS" fo:font-size="16pt" fo:letter-spacing="0.198cm" fo:font-style="italic" fo:text-shadow="1pt 1pt" style:text-blinking="true" style:font-size-asian="16pt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2z0" style:family="text">
      <style:text-properties style:font-name="Wingdings" fo:font-size="8pt" style:font-size-asian="8pt"/>
    </style:style>
    <style:style style:name="WW8Num4z0" style:family="text">
      <style:text-properties style:font-name="Wingdings" fo:font-size="8pt" style:font-size-asian="8pt"/>
    </style:style>
    <style:style style:name="WW8Num6z0" style:family="text">
      <style:text-properties style:font-name="Wingdings" fo:font-size="8pt" style:font-size-asian="8pt"/>
    </style:style>
    <style:style style:name="WW8Num7z1" style:family="text">
      <style:text-properties style:font-name="Symbol"/>
    </style:style>
    <style:style style:name="WW8Num8z0" style:family="text">
      <style:text-properties style:font-name="Wingdings" fo:font-size="8pt" style:font-size-asian="8pt"/>
    </style:style>
    <style:style style:name="WW8Num9z0" style:family="text">
      <style:text-properties style:font-name="Wingdings" fo:font-size="8pt" style:font-size-asian="8pt"/>
    </style:style>
    <style:style style:name="WW8Num10z0" style:family="text">
      <style:text-properties style:font-name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Wingdings" fo:font-size="8pt" style:font-size-asian="8pt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Wingdings" fo:font-size="8pt" style:font-size-asian="8pt"/>
    </style:style>
    <style:style style:name="WW8Num15z0" style:family="text">
      <style:text-properties style:font-name="Wingdings" fo:font-size="8pt" style:font-size-asian="8pt"/>
    </style:style>
    <style:style style:name="WW8Num16z0" style:family="text">
      <style:text-properties style:font-name="Symbol"/>
    </style:style>
    <style:style style:name="WW8Num18z0" style:family="text">
      <style:text-properties style:font-name="Wingdings" fo:font-size="8pt" style:font-size-asian="8pt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1z0" style:family="text">
      <style:text-properties style:font-name="Symbol" fo:font-size="13pt" style:font-size-asian="13pt"/>
    </style:style>
    <style:style style:name="WW8Num23z0" style:family="text">
      <style:text-properties style:font-name="Wingdings" fo:font-size="8pt" style:font-size-asian="8pt"/>
    </style:style>
    <style:style style:name="WW8Num24z0" style:family="text">
      <style:text-properties style:font-name="Symbol" fo:font-size="11.5pt" style:font-size-asian="11.5pt"/>
    </style:style>
    <style:style style:name="WW8Num25z0" style:family="text">
      <style:text-properties style:font-name="Symbol"/>
    </style:style>
    <style:style style:name="WW8Num27z0" style:family="text">
      <style:text-properties style:font-name="Wingdings" fo:font-size="8pt" style:font-size-asian="8pt"/>
    </style:style>
    <style:style style:name="WW8Num28z0" style:family="text">
      <style:text-properties style:font-name="Wingdings" fo:font-size="8pt" style:font-size-asian="8pt"/>
    </style:style>
    <style:style style:name="WW8Num29z0" style:family="text">
      <style:text-properties style:font-name="Symbol" fo:font-size="11.5pt" style:font-size-asian="11.5pt"/>
    </style:style>
    <style:style style:name="WW8Num30z0" style:family="text">
      <style:text-properties style:font-name="Wingdings" fo:font-size="8pt" style:font-size-asian="8pt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5z0" style:family="text">
      <style:text-properties style:font-name="Wingdings" fo:font-size="8pt" style:font-size-asian="8pt"/>
    </style:style>
    <style:style style:name="WW8Num37z0" style:family="text">
      <style:text-properties style:font-name="Wingdings" fo:font-size="8pt" style:font-size-asian="8pt"/>
    </style:style>
    <style:style style:name="WW8Num41z0" style:family="text">
      <style:text-properties style:font-name="Wingdings" fo:font-size="8pt" style:font-size-asian="8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5z0" style:family="text">
      <style:text-properties style:font-name="Wingdings" fo:font-size="8pt" style:font-size-asian="8pt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5z3" style:family="text">
      <style:text-properties style:font-name="Symbol"/>
    </style:style>
    <style:style style:name="WW8Num46z0" style:family="text">
      <style:text-properties style:font-name="Wingdings" fo:font-size="8pt" style:font-size-asian="8pt"/>
    </style:style>
    <style:style style:name="WW8Num48z0" style:family="text">
      <style:text-properties style:font-name="Wingdings" fo:font-size="8pt" style:font-size-asian="8pt"/>
    </style:style>
    <style:style style:name="WW8Num49z0" style:family="text">
      <style:text-properties style:font-name="Symbol"/>
    </style:style>
    <style:style style:name="WW8Num50z0" style:family="text">
      <style:text-properties style:font-name="Wingdings" fo:font-size="8pt" style:font-size-asian="8pt"/>
    </style:style>
    <style:style style:name="WW8Num51z0" style:family="text">
      <style:text-properties style:font-name="Wingdings" fo:font-size="8pt" style:font-size-asian="8pt"/>
    </style:style>
    <style:style style:name="WW8Num53z0" style:family="text">
      <style:text-properties style:font-name="Wingdings" fo:font-size="8pt" style:font-size-asian="8pt"/>
    </style:style>
    <style:style style:name="WW8Num55z0" style:family="text">
      <style:text-properties style:font-name="Wingdings" fo:font-size="8pt" style:font-size-asian="8pt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Wingdings" fo:font-size="8pt" style:font-size-asian="8pt"/>
    </style:style>
    <style:style style:name="WW8Num58z0" style:family="text">
      <style:text-properties style:font-name="Wingdings" fo:font-size="8pt" style:font-size-asian="8pt"/>
    </style:style>
    <style:style style:name="WW8Num59z0" style:family="text">
      <style:text-properties style:font-name="Wingdings" fo:font-size="8pt" style:font-size-asian="8pt"/>
    </style:style>
    <style:style style:name="WW8Num60z0" style:family="text">
      <style:text-properties style:font-name="Wingdings" fo:font-size="8pt" style:font-size-asian="8pt"/>
    </style:style>
    <style:style style:name="WW8Num61z0" style:family="text">
      <style:text-properties style:font-name="Wingdings" fo:font-size="8pt" style:font-size-asian="8pt"/>
    </style:style>
    <style:style style:name="WW8Num62z0" style:family="text">
      <style:text-properties style:font-name="Wingdings" fo:font-size="8pt" style:font-size-asian="8pt"/>
    </style:style>
    <style:style style:name="WW8Num63z0" style:family="text">
      <style:text-properties style:font-name="Wingdings" fo:font-size="8pt" style:font-size-asian="8pt"/>
    </style:style>
    <style:style style:name="WW8Num65z0" style:family="text">
      <style:text-properties style:font-name="Wingdings" fo:font-size="8pt" style:font-size-asian="8pt"/>
    </style:style>
    <style:style style:name="WW8Num66z0" style:family="text">
      <style:text-properties style:font-name="Wingdings" fo:font-size="8pt" style:font-size-asian="8pt"/>
    </style:style>
    <style:style style:name="WW8Num67z0" style:family="text">
      <style:text-properties style:font-name="Symbol"/>
    </style:style>
    <style:style style:name="WW8Num68z0" style:family="text">
      <style:text-properties style:font-name="Wingdings" fo:font-size="8pt" style:font-size-asian="8pt"/>
    </style:style>
    <style:style style:name="WW8Num73z0" style:family="text">
      <style:text-properties style:font-name="Wingdings" fo:font-size="8pt" style:font-size-asian="8pt"/>
    </style:style>
    <style:style style:name="WW8Num75z0" style:family="text">
      <style:text-properties style:font-name="Wingdings" fo:font-size="8pt" style:font-size-asian="8pt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9z0" style:family="text">
      <style:text-properties style:font-name="Times New Roman"/>
    </style:style>
    <style:style style:name="WW8Num80z0" style:family="text">
      <style:text-properties style:font-name="Wingdings" fo:font-size="8pt" style:font-size-asian="8pt"/>
    </style:style>
    <style:style style:name="WW8Num81z0" style:family="text">
      <style:text-properties style:font-name="Wingdings" fo:font-size="8pt" style:font-size-asian="8pt"/>
    </style:style>
    <style:style style:name="WW8Num83z0" style:family="text">
      <style:text-properties style:font-name="Symbol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/>
    </style:style>
    <style:style style:name="WW8Num86z2" style:family="text">
      <style:text-properties style:font-name="Wingdings"/>
    </style:style>
    <style:style style:name="WW8Num87z0" style:family="text">
      <style:text-properties style:font-name="Wingdings" fo:font-size="8pt" style:font-size-asian="8pt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87z3" style:family="text">
      <style:text-properties style:font-name="Symbol"/>
    </style:style>
    <style:style style:name="WW8Num89z0" style:family="text">
      <style:text-properties style:font-name="Symbol" fo:font-size="11.5pt" style:font-size-asian="11.5pt"/>
    </style:style>
    <style:style style:name="WW8Num91z0" style:family="text">
      <style:text-properties style:font-name="Wingdings" fo:font-size="8pt" style:font-size-asian="8pt"/>
    </style:style>
    <style:style style:name="WW8Num94z0" style:family="text">
      <style:text-properties style:font-name="Symbol"/>
    </style:style>
    <style:style style:name="WW8Num96z0" style:family="text">
      <style:text-properties style:font-name="Wingdings" fo:font-size="8pt" style:font-size-asian="8pt"/>
    </style:style>
    <style:style style:name="WW8Num97z0" style:family="text">
      <style:text-properties style:font-name="Wingdings" fo:font-size="8pt" style:font-size-asian="8pt"/>
    </style:style>
    <style:style style:name="WW8Num99z0" style:family="text">
      <style:text-properties style:font-name="Wingdings" fo:font-size="8pt" style:font-size-asian="8pt"/>
    </style:style>
    <style:style style:name="WW8Num100z0" style:family="text">
      <style:text-properties style:font-name="Wingdings" fo:font-size="8pt" style:font-size-asian="8pt"/>
    </style:style>
    <style:style style:name="WW8Num102z0" style:family="text">
      <style:text-properties style:font-name="Wingdings" fo:font-size="8pt" style:font-size-asian="8pt"/>
    </style:style>
    <style:style style:name="WW8Num103z0" style:family="text">
      <style:text-properties style:font-name="Symbol"/>
    </style:style>
    <style:style style:name="WW8Num105z0" style:family="text">
      <style:text-properties style:font-name="Symbol"/>
    </style:style>
    <style:style style:name="WW8Num106z0" style:family="text">
      <style:text-properties style:font-name="Symbol" fo:font-size="11.5pt" style:font-size-asian="11.5pt"/>
    </style:style>
    <style:style style:name="WW8Num108z0" style:family="text">
      <style:text-properties style:font-name="Symbol" fo:font-size="13pt" style:font-size-asian="13pt"/>
    </style:style>
    <style:style style:name="WW8Num110z0" style:family="text">
      <style:text-properties style:font-name="Wingdings" fo:font-size="8pt" style:font-size-asian="8pt" style:font-size-complex="8pt"/>
    </style:style>
    <style:style style:name="WW8Num110z1" style:family="text">
      <style:text-properties style:font-name="Symbol" fo:font-size="12pt" style:font-size-asian="12pt" style:font-size-complex="12pt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0z4" style:family="text">
      <style:text-properties style:font-name="Courier New" style:font-name-complex="Courier New"/>
    </style:style>
    <style:style style:name="WW8Num111z0" style:family="text">
      <style:text-properties style:font-name="Symbol" fo:font-size="13pt" style:font-size-asian="13pt"/>
    </style:style>
    <style:style style:name="WW8Num112z0" style:family="text">
      <style:text-properties style:font-name="Wingdings" fo:font-size="8pt" style:font-size-asian="8pt"/>
    </style:style>
    <style:style style:name="WW8Num113z0" style:family="text">
      <style:text-properties style:font-name="Symbol"/>
    </style:style>
    <style:style style:name="WW8Num113z1" style:family="text">
      <style:text-properties style:font-name="Courier New"/>
    </style:style>
    <style:style style:name="WW8Num113z2" style:family="text">
      <style:text-properties style:font-name="Wingdings"/>
    </style:style>
    <style:style style:name="WW8Num116z0" style:family="text">
      <style:text-properties style:font-name="Times New Roman"/>
    </style:style>
    <style:style style:name="WW8Num117z0" style:family="text">
      <style:text-properties style:font-name="Symbol"/>
    </style:style>
    <style:style style:name="WW8Num118z0" style:family="text">
      <style:text-properties style:font-name="Wingdings" fo:font-size="8pt" style:font-size-asian="8pt"/>
    </style:style>
    <style:style style:name="WW8Num119z0" style:family="text">
      <style:text-properties style:font-name="Symbol"/>
    </style:style>
    <style:style style:name="WW8Num122z0" style:family="text">
      <style:text-properties style:font-name="Wingdings" fo:font-size="8pt" style:font-size-asian="8pt"/>
    </style:style>
    <style:style style:name="WW8Num123z0" style:family="text">
      <style:text-properties style:font-name="Wingdings" fo:font-size="8pt" style:font-size-asian="8pt"/>
    </style:style>
    <style:style style:name="WW8Num124z0" style:family="text">
      <style:text-properties style:font-name="Symbol" fo:font-size="13pt" style:font-size-asian="13pt"/>
    </style:style>
    <style:style style:name="WW8Num125z0" style:family="text">
      <style:text-properties style:font-name="Symbol" fo:font-size="11.5pt" style:font-size-asian="11.5pt"/>
    </style:style>
    <style:style style:name="WW8Num127z0" style:family="text">
      <style:text-properties style:font-name="Wingdings" fo:font-size="8pt" style:font-size-asian="8pt"/>
    </style:style>
    <style:style style:name="WW8Num128z0" style:family="text">
      <style:text-properties style:font-name="Symbol"/>
    </style:style>
    <style:style style:name="WW8Num129z0" style:family="text">
      <style:text-properties style:font-name="Wingdings" fo:font-size="8pt" style:font-size-asian="8pt"/>
    </style:style>
    <style:style style:name="WW8Num132z0" style:family="text">
      <style:text-properties style:font-name="Wingdings" fo:font-size="8pt" style:font-size-asian="8pt"/>
    </style:style>
    <style:style style:name="WW8Num134z0" style:family="text">
      <style:text-properties style:font-name="Symbol" fo:font-size="11.5pt" style:font-size-asian="11.5pt"/>
    </style:style>
    <style:style style:name="WW8Num135z0" style:family="text">
      <style:text-properties style:font-name="Wingdings" fo:font-size="8pt" style:font-size-asian="8pt"/>
    </style:style>
    <style:style style:name="WW8Num137z0" style:family="text">
      <style:text-properties style:font-name="Wingdings" fo:font-size="8pt" style:font-size-asian="8pt"/>
    </style:style>
    <style:style style:name="WW8Num139z0" style:family="text">
      <style:text-properties style:font-name="Wingdings" fo:font-size="8pt" style:font-size-asian="8pt"/>
    </style:style>
    <style:style style:name="WW8Num141z0" style:family="text">
      <style:text-properties style:font-name="Symbol"/>
    </style:style>
    <style:style style:name="WW8NumSt30z0" style:family="text">
      <style:text-properties style:font-name="Symbol"/>
    </style:style>
    <style:style style:name="Carattere_20_predefinito_20_paragrafo" style:display-name="Carattere predefinito paragrafo" style:family="text"/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Carattere_20_predefinito_20_paragrafo"/>
    <style:style style:name="Visited_20_Internet_20_Link" style:display-name="Visited Internet Link" style:family="text" style:parent-style-name="Carattere_20_predefinito_20_paragrafo">
      <style:text-properties fo:color="#800080" style:text-underline-style="solid" style:text-underline-width="auto" style:text-underline-color="font-color"/>
    </style:style>
    <style:style style:name="Rimando_20_commento" style:display-name="Rimando commento" style:family="text" style:parent-style-name="Carattere_20_predefinito_20_paragrafo">
      <style:text-properties fo:font-size="8pt" style:font-size-asian="8pt"/>
    </style:style>
    <style:style style:name="azzurro" style:family="text" style:parent-style-name="Carattere_20_predefinito_20_paragrafo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choolmeshem" style:family="text">
      <style:text-properties fo:font-style="italic" style:font-size-asian="10.5pt"/>
    </style:style>
    <style:style style:name="schoolmeshsup" style:family="text" style:parent-style-name="Page_20_Number">
      <style:text-properties style:text-position="super 58%"/>
    </style:style>
    <style:style style:name="schoolmeshsub" style:family="text">
      <style:text-properties style:text-position="sub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9" style:family="table">
      <style:table-properties style:width="17.196cm" fo:margin-left="-0.159cm" table:align="left" style:writing-mode="lr-tb"/>
    </style:style>
    <style:style style:name="Tabella9.A" style:family="table-column">
      <style:table-column-properties style:column-width="3.124cm"/>
    </style:style>
    <style:style style:name="Tabella9.B" style:family="table-column">
      <style:table-column-properties style:column-width="8.251cm"/>
    </style:style>
    <style:style style:name="Tabella9.C" style:family="table-column">
      <style:table-column-properties style:column-width="5.821cm"/>
    </style:style>
    <style:style style:name="Tabella9.1" style:family="table-row">
      <style:table-row-properties style:keep-together="false" fo:keep-together="always"/>
    </style:style>
    <style:style style:name="Tabella9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9.C1.1" style:family="table-column">
      <style:table-column-properties style:column-width="1.75cm"/>
    </style:style>
    <style:style style:name="Tabella9.C1.2" style:family="table-column">
      <style:table-column-properties style:column-width="4.071cm"/>
    </style:style>
    <style:style style:name="Tabella9.C1.1" style:family="table-row">
      <style:table-row-properties style:row-height="0.635cm" style:keep-together="false" fo:keep-together="always"/>
    </style:style>
    <style:style style:name="Tabella9.C1.1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9.C1.2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9.C1.2.3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0.018cm solid #000000" style:writing-mode="lr-tb"/>
    </style:style>
    <style:style style:name="P1" style:family="paragraph" style:parent-style-name="Header">
      <style:paragraph-properties fo:text-align="center" style:justify-single-word="false" style:snap-to-layout-grid="false">
        <style:tab-stops/>
      </style:paragraph-properties>
      <style:text-properties style:font-name="Arial" fo:font-size="8pt" fo:font-style="italic" style:font-size-asian="8pt" style:font-style-asian="italic"/>
    </style:style>
    <style:style style:name="P2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P4" style:family="paragraph" style:parent-style-name="Footer">
      <style:paragraph-properties style:snap-to-layout-grid="false"/>
      <style:text-properties style:font-name="Arial" fo:font-size="9pt" style:font-size-asian="9pt"/>
    </style:style>
    <style:style style:name="P5" style:family="paragraph" style:parent-style-name="Table_20_Contents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/>
    </style:style>
    <style:style style:name="P7" style:family="paragraph" style:parent-style-name="Footer">
      <style:paragraph-properties fo:text-align="center" style:justify-single-word="false" style:snap-to-layout-grid="false"/>
    </style:style>
    <style:style style:name="P8" style:family="paragraph" style:parent-style-name="Foot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/>
    </style:style>
    <style:style style:name="P9" style:family="paragraph" style:parent-style-name="Footer">
      <style:paragraph-properties fo:text-align="justify" style:justify-single-word="false"/>
      <style:text-properties style:font-name="Arial" fo:font-size="8pt" fo:language="zxx" fo:country="none" style:font-size-asian="8pt" style:language-asian="zxx" style:country-asian="none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 style:parent-style-name="Footer">
      <style:paragraph-properties fo:text-align="center" style:justify-single-word="false"/>
      <style:text-properties style:font-name="Arial" fo:font-size="7pt" style:font-size-asian="7pt"/>
    </style:style>
    <style:style style:name="T1" style:family="text">
      <style:text-properties fo:font-size="9pt" fo:font-weight="bold" style:font-size-asian="9pt" style:font-weight-asian="bold"/>
    </style:style>
    <style:style style:name="T2" style:family="text">
      <style:text-properties style:font-name="Arial" fo:font-size="9pt" style:font-size-asian="9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1cm" fo:margin-bottom="0.50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2cm" fo:margin-left="0cm" fo:margin-right="0cm" fo:margin-top="1.901cm" style:dynamic-spacing="true"/>
      </style:footer-style>
    </style:page-layout>
  </office:automatic-styles>
  <office:master-styles>
    <style:master-page style:name="Standard" style:page-layout-name="pm1">
      <style:header>
        <table:table table:name="Tabella9" table:style-name="Tabella9">
          <table:table-column table:style-name="Tabella9.A"/>
          <table:table-column table:style-name="Tabella9.B"/>
          <table:table-column table:style-name="Tabella9.C"/>
          <table:table-row table:style-name="Tabella9.1">
            <table:table-cell table:style-name="Tabella9.A1" office:value-type="string">
              <text:p text:style-name="P1"><draw:frame draw:style-name="fr1" draw:name="immagini1" text:anchor-type="as-char" svg:width="2.196cm" svg:height="2.249cm" draw:z-index="4"><draw:image xlink:href="Pictures/100000000000005300000055A9EDC165.png" xlink:type="simple" xlink:show="embed" xlink:actuate="onLoad"/></draw:frame></text:p>
            </table:table-cell>
            <table:table-cell table:style-name="Tabella9.A1" office:value-type="string">
              <text:p text:style-name="P2">REGISTRAZIONI DELLA QUALITÀ</text:p>
              <text:p text:style-name="P3">Piano di lavoro</text:p>
            </table:table-cell>
            <table:table-cell>
              <table:table table:is-sub-table="true">
                <table:table-column table:style-name="Tabella9.C1.1"/>
                <table:table-column table:style-name="Tabella9.C1.2"/>
                <table:table-row table:style-name="Tabella9.C1.1">
                  <table:table-cell table:style-name="Tabella9.C1.1.1" office:value-type="string">
                    <text:p text:style-name="P4">Code: </text:p>
                  </table:table-cell>
                  <table:table-cell table:style-name="Tabella9.C1.2.1" office:value-type="string">
                    <text:p text:style-name="P5"/>
                  </table:table-cell>
                </table:table-row>
                <table:table-row table:style-name="Tabella9.C1.1">
                  <table:table-cell table:style-name="Tabella9.C1.1.1" office:value-type="string">
                    <text:p text:style-name="P4">Revisione:</text:p>
                  </table:table-cell>
                  <table:table-cell table:style-name="Tabella9.C1.2.1" office:value-type="string">
                    <text:p text:style-name="P6"/>
                  </table:table-cell>
                </table:table-row>
                <table:table-row table:style-name="Tabella9.C1.1">
                  <table:table-cell table:style-name="Tabella9.A1" office:value-type="string">
                    <text:p text:style-name="P4">Pagina:</text:p>
                  </table:table-cell>
                  <table:table-cell table:style-name="Tabella9.C1.2.3" office:value-type="string">
                    <text:p text:style-name="P7"><text:span text:style-name="Page_20_Number"><text:span text:style-name="T1"><text:page-number text:select-page="current">5</text:page-number></text:span></text:span><text:span text:style-name="Page_20_Number"><text:span text:style-name="T2"> di </text:span></text:span><text:span text:style-name="Page_20_Number"><text:span text:style-name="T1"><text:page-count style:num-format="1">5</text:page-count></text:span></text:span></text:p>
                  </table:table-cell>
                </table:table-row>
                <table:table-row table:style-name="Tabella9.1">
                  <table:table-cell table:style-name="Tabella9.A1" office:value-type="string">
                    <text:p text:style-name="P4">Rif:</text:p>
                  </table:table-cell>
                  <table:table-cell table:style-name="Tabella9.C1.2.3" office:value-type="string">
                    <text:p text:style-name="P8">My ref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ext:p text:style-name="P9"><draw:line text:anchor-type="char" draw:z-index="9" draw:style-name="gr1" draw:text-style-name="P10" svg:x1="-0.056cm" svg:y1="0.127cm" svg:x2="16.976cm" svg:y2="0.127cm"><text:p/></draw:line></text:p>
        <text:p text:style-name="P11">Il presente documento, di proprietà dell’ITC Mattiussi, non può essere riprodotto, usato o reso noto a terzi senza preventiva autorizzazione scritta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Modello Qualità</dc:title>
    <meta:initial-creator>francesco</meta:initial-creator>
    <meta:creation-date>2007-05-26T10:25:00</meta:creation-date>
    <dc:date>2009-11-11T18:55:43</dc:date>
    <meta:print-date>2007-05-26T10:45:00</meta:print-date>
    <meta:editing-cycles>62</meta:editing-cycles>
    <meta:editing-duration>P1DT7H5M2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5" meta:paragraph-count="34" meta:word-count="82" meta:character-count="721"/>
  </office:meta>
</office:document-meta>
</file>